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0.635cm" svg:y="5.08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2.54cm" svg:x="4.445cm" svg:y="5.08cm">
          <text:p text:style-name="P1"><text:span text:style-name="T1">Stat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8.255cm" svg:y="5.08cm">
          <text:p text:style-name="P1"><text:span text:style-name="T1">State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2.54cm" svg:x="12.065cm" svg:y="5.08cm">
          <text:p text:style-name="P1"><text:span text:style-name="T1">State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2.54cm" svg:x="2.54cm" svg:y="0.635cm">
          <text:p text:style-name="P1"><text:span text:style-name="T1">Percept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2.54cm" svg:x="10.16cm" svg:y="0.635cm">
          <text:p text:style-name="P1"><text:span text:style-name="T1">Percept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905cm" svg:y1="5.08cm" svg:x2="3.81cm" svg:y2="3.175cm">
          <text:p/>
        </draw:line>
        <draw:line draw:style-name="gr2" draw:text-style-name="P2" draw:layer="layout" svg:x1="5.715cm" svg:y1="5.08cm" svg:x2="3.81cm" svg:y2="3.175cm">
          <text:p/>
        </draw:line>
        <draw:line draw:style-name="gr2" draw:text-style-name="P2" draw:layer="layout" svg:x1="9.525cm" svg:y1="5.08cm" svg:x2="11.43cm" svg:y2="3.175cm">
          <text:p/>
        </draw:line>
        <draw:line draw:style-name="gr2" draw:text-style-name="P2" draw:layer="layout" svg:x1="13.335cm" svg:y1="5.08cm" svg:x2="11.43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0T15:24:20</meta:creation-date>
    <dc:date>2011-06-20T17:51:21</dc:date>
    <dc:creator>Bo Morgan</dc:creator>
    <meta:editing-duration>PT02H11M51S</meta:editing-duration>
    <meta:editing-cycles>3</meta:editing-cycles>
    <meta:generator>OpenOffice.org/3.2$Linux OpenOffice.org_project/320m19$Build-9505</meta:generator>
    <meta:document-statistic meta:object-count="10"/>
  </office:meta>
</office:document-meta>
</file>